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0"/>
    <style:style style:name="ce3" style:family="table-cell" style:parent-style-name="Default" style:data-style-name="N113"/>
  </office:automatic-styles>
  <office:body>
    <office:spreadsheet>
      <table:table table:name="Tabelle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4.597" calcext:value-type="float">
            <text:p>4,597</text:p>
          </table:table-cell>
          <table:table-cell office:value-type="float" office:value="0.286" calcext:value-type="float">
            <text:p>0,286</text:p>
          </table:table-cell>
          <table:table-cell table:formula="of:=[.A4]*[.C4]*4.185" office:value-type="float" office:value="5.7715335" calcext:value-type="float">
            <text:p>5,7715335</text:p>
          </table:table-cell>
          <table:table-cell table:formula="of:=SQRT(([.E4]/[.A4]*[.B4])^2 + ([.E4]/[.C4]*[.D4])^2)" office:value-type="float" office:value="3.86440733619659" calcext:value-type="float">
            <text:p>3,864407336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formula="of:=[.E4]/[.G4]" office:value-type="float" office:value="1.9238445" calcext:value-type="float">
            <text:p>1,9238445</text:p>
          </table:table-cell>
          <table:table-cell table:formula="of:=SQRT(([.I4]/[.G4]*[.H4])^2 + ([.I4]/[.E4]*[.F4])^2)" office:value-type="float" office:value="1.28853478391373" calcext:value-type="float">
            <text:p>1,2885347839</text:p>
          </table:table-cell>
        </table:table-row>
        <table:table-row table:style-name="ro1">
          <table:table-cell table:number-columns-repeated="4"/>
          <table:table-cell table:formula="of:=[.A4]*[.C4]*4.185/[.G4]" office:value-type="float" office:value="1.9238445" calcext:value-type="float">
            <text:p>1,9238445</text:p>
          </table:table-cell>
          <table:table-cell table:formula="of:=4.185*SQRT(([.B4]*[.C4]/[.G4])^2 + ([.A4]*[.D4]/[.G4])^2 + ([.A4]*[.C4]/[.G4]/[.G4]*[.H4])^2)" office:value-type="float" office:value="1.28853478391373" calcext:value-type="float">
            <text:p>1,2885347839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float" office:value="145.1" calcext:value-type="float">
            <text:p>145,1</text:p>
          </table:table-cell>
          <table:table-cell office:value-type="float" office:value="428.7" calcext:value-type="float">
            <text:p>428,7</text:p>
          </table:table-cell>
          <table:table-cell table:formula="of:=[.C12]-[.B12]" office:value-type="float" office:value="283.6" calcext:value-type="float">
            <text:p>283,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style-name="ce3" table:formula="of:=[.C17]+([.F16]-[.B17])*[.D18]" office:value-type="float" office:value="-45.8851063829787" calcext:value-type="float">
            <text:p>-45,885</text:p>
          </table:table-cell>
          <table:table-cell table:formula="of:=ROUNDUP([.G17];3)" office:value-type="float" office:value="0.721" calcext:value-type="float">
            <text:p>0,7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-0.8" calcext:value-type="float">
            <text:p>-0,8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formula="of:=SQRT((0.1)^2 +[.G16]^2*((0.2/([.F16]-[.B17]))^2 + ([.D19]/[.D18])^2))" office:value-type="float" office:value="0.720175915178396" calcext:value-type="float">
            <text:p>0,7201759152</text:p>
          </table:table-cell>
          <table:table-cell table:number-columns-repeated="3"/>
        </table:table-row>
        <table:table-row table:style-name="ro1">
          <table:table-cell/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-13" calcext:value-type="float">
            <text:p>-13</text:p>
          </table:table-cell>
          <table:table-cell table:style-name="ce1" table:formula="of:=[.C18]/[.B18]" office:value-type="float" office:value="-0.138297872340426" calcext:value-type="float">
            <text:p>-0,13830</text:p>
          </table:table-cell>
          <table:table-cell table:formula="of:=ROUNDUP([.D19];5)" office:value-type="float" office:value="0.00215" calcext:value-type="float">
            <text:p>0,0021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.2" calcext:value-type="float">
            <text:p>0,2</text:p>
          </table:table-cell>
          <table:table-cell table:formula="of:=-0.2*[.D18]*SQRT((1/[.B18])^2 + (1/[.C18])^2)" office:value-type="float" office:value="0.00214791033182116" calcext:value-type="float">
            <text:p>0,00214791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-8.2" calcext:value-type="float">
            <text:p>-8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table:formula="of:=[.G20]-[.G16]" office:value-type="float" office:value="37.6851063829787" calcext:value-type="float">
            <text:p>37,685</text:p>
          </table:table-cell>
          <table:table-cell table:formula="of:=[.G17]" office:value-type="float" office:value="0.720175915178396" calcext:value-type="float">
            <text:p>0,720175915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[.G21]*4.185" office:value-type="float" office:value="157.712170212766" calcext:value-type="float">
            <text:p>157,712</text:p>
          </table:table-cell>
          <table:table-cell table:formula="of:=ROUNDUP([.H21]*4.185;3)" office:value-type="float" office:value="3.014" calcext:value-type="float">
            <text:p>3,014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style-name="ce3" table:formula="of:=[.C29]+([.F28]-[.B29])*[.D30]" office:value-type="float" office:value="-45.8851063829787" calcext:value-type="float">
            <text:p>-45,885</text:p>
          </table:table-cell>
          <table:table-cell table:formula="of:=ROUNDUP([.G29];3)" office:value-type="float" office:value="0.721" calcext:value-type="float">
            <text:p>0,7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-0.8" calcext:value-type="float">
            <text:p>-0,8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formula="of:=SQRT((0.1)^2 +[.G28]^2*((0.2/([.F28]-[.B29]))^2 + ([.D31]/[.D30])^2))" office:value-type="float" office:value="0.720175915178396" calcext:value-type="float">
            <text:p>0,7201759152</text:p>
          </table:table-cell>
          <table:table-cell table:number-columns-repeated="3"/>
        </table:table-row>
        <table:table-row table:style-name="ro1">
          <table:table-cell/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-13" calcext:value-type="float">
            <text:p>-13</text:p>
          </table:table-cell>
          <table:table-cell table:style-name="ce1" table:formula="of:=[.C30]/[.B30]" office:value-type="float" office:value="-0.138297872340426" calcext:value-type="float">
            <text:p>-0,13830</text:p>
          </table:table-cell>
          <table:table-cell table:formula="of:=ROUNDUP([.D31];5)" office:value-type="float" office:value="0.00215" calcext:value-type="float">
            <text:p>0,0021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.2" calcext:value-type="float">
            <text:p>0,2</text:p>
          </table:table-cell>
          <table:table-cell table:formula="of:=-0.2*[.D30]*SQRT((1/[.B30])^2 + (1/[.C30])^2)" office:value-type="float" office:value="0.00214791033182116" calcext:value-type="float">
            <text:p>0,00214791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-8.2" calcext:value-type="float">
            <text:p>-8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table:formula="of:=[.G32]-[.G28]" office:value-type="float" office:value="37.6851063829787" calcext:value-type="float">
            <text:p>37,685</text:p>
          </table:table-cell>
          <table:table-cell table:formula="of:=[.G29]" office:value-type="float" office:value="0.720175915178396" calcext:value-type="float">
            <text:p>0,720175915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[.G33]*4.185" office:value-type="float" office:value="157.712170212766" calcext:value-type="float">
            <text:p>157,712</text:p>
          </table:table-cell>
          <table:table-cell table:formula="of:=ROUNDUP([.H33]*4.185;3)" office:value-type="float" office:value="3.014" calcext:value-type="float">
            <text:p>3,0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-4.185*[.D30]" office:value-type="float" office:value="0.578776595744681" calcext:value-type="float">
            <text:p>0,578777</text:p>
          </table:table-cell>
          <table:table-cell table:formula="of:=ROUNDUP(4.185*[.D31];6)" office:value-type="float" office:value="0.00899" calcext:value-type="float">
            <text:p>0,008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5-03T21:36:06.562855773</meta:creation-date>
    <dc:date>2015-05-04T00:29:48.237776879</dc:date>
    <dc:creator>Frederik </dc:creator>
    <meta:editing-duration>PT37M31S</meta:editing-duration>
    <meta:editing-cycles>1</meta:editing-cycles>
    <meta:document-statistic meta:table-count="1" meta:cell-count="59" meta:object-count="0"/>
    <meta:generator>LibreOffice/4.2.8.2$Linux_X86_64 LibreOffice_project/420m0$Build-2</meta:generator>
  </office:meta>
</office:document-meta>
</file>